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b21de" officeooo:paragraph-rsid="001b21de"/>
    </style:style>
    <style:style style:name="P2" style:family="paragraph" style:parent-style-name="Standard">
      <style:paragraph-properties fo:text-align="justify" style:justify-single-word="false"/>
      <style:text-properties officeooo:rsid="0018f523" officeooo:paragraph-rsid="0018f523"/>
    </style:style>
    <style:style style:name="P3" style:family="paragraph" style:parent-style-name="Standard">
      <style:paragraph-properties fo:text-align="justify" style:justify-single-word="false"/>
      <style:text-properties officeooo:rsid="0018f523" officeooo:paragraph-rsid="00193008"/>
    </style:style>
    <style:style style:name="P4" style:family="paragraph" style:parent-style-name="Standard">
      <style:paragraph-properties fo:text-align="justify" style:justify-single-word="false"/>
      <style:text-properties officeooo:rsid="00193008" officeooo:paragraph-rsid="00193008"/>
    </style:style>
    <style:style style:name="P5" style:family="paragraph" style:parent-style-name="Standard">
      <style:paragraph-properties fo:text-align="justify" style:justify-single-word="false"/>
      <style:text-properties officeooo:rsid="001b21de" officeooo:paragraph-rsid="001b21de"/>
    </style:style>
    <style:style style:name="P6" style:family="paragraph" style:parent-style-name="Standard">
      <style:paragraph-properties fo:text-align="justify" style:justify-single-word="false"/>
      <style:text-properties officeooo:paragraph-rsid="00203d18"/>
    </style:style>
    <style:style style:name="T1" style:family="text">
      <style:text-properties officeooo:rsid="0018f523"/>
    </style:style>
    <style:style style:name="T2" style:family="text">
      <style:text-properties officeooo:rsid="00193008"/>
    </style:style>
    <style:style style:name="T3" style:family="text">
      <style:text-properties officeooo:rsid="001ccaa5"/>
    </style:style>
    <style:style style:name="T4" style:family="text">
      <style:text-properties officeooo:rsid="001e31e6"/>
    </style:style>
    <style:style style:name="T5" style:family="text">
      <style:text-properties officeooo:rsid="00203d18"/>
    </style:style>
    <style:style style:name="T6" style:family="text">
      <style:text-properties officeooo:rsid="002357da"/>
    </style:style>
    <style:style style:name="T7" style:family="text">
      <style:text-properties officeooo:rsid="0024a166"/>
    </style:style>
    <style:style style:name="T8" style:family="text">
      <style:text-properties officeooo:rsid="002565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0:00-00:<text:span text:style-name="T6">40</text:span></text:p>
      <text:p text:style-name="P2"/>
      <text:p text:style-name="P2">El número de usuarios de transporte público interurbano ha aumentado un 9.5% en julio respecto al mismo mes del año pasado, habiéndose realizado más de 136 millones de viajes en dicho mes <text:span text:style-name="T3">según el Instituto Nacional de Estadística</text:span>.</text:p>
      <text:p text:style-name="P2"/>
      <text:p text:style-name="P6"><text:span text:style-name="T1">Entre las diferentes opciones de transporte, el autobús es claramente una de las más empleadas, pero los viajeros no tienen cómo acceder al billete que mejor se adapte para su contexto. </text:span></text:p>
      <text:p text:style-name="P6"/>
      <text:p text:style-name="P6">Esto les hace perder tiempo navegando por múltiples páginas web y, a menudo, <text:span text:style-name="T7">esto</text:span> les impide encontrar la opción más económica, <text:span text:style-name="T6">la </text:span><text:span text:style-name="T5">más rápida</text:span> o <text:span text:style-name="T6">la </text:span><text:span text:style-name="T5">que mejor se ajuste a sus horarios.</text:span></text:p>
      <text:p text:style-name="P2"/>
      <text:p text:style-name="P5">00:<text:span text:style-name="T8">40</text:span>-</text:p>
      <text:p text:style-name="P5">- <text:span text:style-name="T8">ChatGPT:</text:span></text:p>
      <text:p text:style-name="P1">Ahí es donde entra <text:span text:style-name="Strong_20_Emphasis">BusKa</text:span>. Nuestra plataforma es un agregador de líneas de autobuses que permite a los usuarios comparar precios, rutas y horarios de las diferentes compañías en un solo lugar, de manera rápida y sencilla. <text:span text:style-name="Strong_20_Emphasis">BusKa</text:span> no solo ahorra tiempo, sino que también garantiza que el usuario siempre tenga acceso a la mejor oferta disponible para su viaje.</text:p>
      <text:p text:style-name="Text_20_body">Nuestra misión es hacer del transporte en autobús una opción más accesible y conveniente, asegurando que cada viajero, desde el estudiante universitario hasta el turista de bajo presupuesto, pueda planificar su viaje sin complicaciones. Con <text:span text:style-name="Strong_20_Emphasis">BusKa</text:span>, nos aseguramos de que cada trayecto sea eficiente, económico y adaptado a las necesidades del usuario.</text:p>
      <text:p text:style-name="P5"/>
      <text:p text:style-name="P2"/>
      <text:p text:style-name="P3"><text:span text:style-name="T2">Referencias: </text:span></text:p>
      <text:p text:style-name="P3"><text:a xlink:type="simple" xlink:href="https://ine.es/dyngs/INEbase/es/operacion.htm?c=Estadistica_C&amp;cid=1254736176906&amp;menu=ultiDatos&amp;idp=1254735576820ç" text:style-name="Internet_20_link" text:visited-style-name="Visited_20_Internet_20_Link">https://ine.es/dyngs/INEbase/es/operacion.htm?c=Estadistica_C&amp;cid=1254736176906&amp;menu=ultiDatos&amp;idp=1254735576820ç</text:a></text:p>
      <text:p text:style-name="P2"/>
      <text:p text:style-name="P4">Vídeos a consultar:</text:p>
      <text:p text:style-name="P4"><text:a xlink:type="simple" xlink:href="https://cedec.intef.es/rubrica/pildora-formativa-elevator-pitch/" text:style-name="Internet_20_link" text:visited-style-name="Visited_20_Internet_20_Link">https://cedec.intef.es/rubrica/pildora-formativa-elevator-pitch/</text:a></text:p>
      <text:p text:style-name="P4"><text:a xlink:type="simple" xlink:href="https://descargas.intef.es/cedec/proyectoedia/FP/EIE/contenidos/eie_desafio10/pldora_formativa0.html" text:style-name="Internet_20_link" text:visited-style-name="Visited_20_Internet_20_Link">https://descargas.intef.es/cedec/proyectoedia/FP/EIE/contenidos/eie_desafio10/pldora_formativa0.html</text:a></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4T10:30:46.515648673</meta:creation-date>
    <dc:date>2024-10-04T10:48:36.380145805</dc:date>
    <meta:editing-duration>PT17M48S</meta:editing-duration>
    <meta:editing-cycles>12</meta:editing-cycles>
    <meta:generator>LibreOffice/7.3.7.2$Linux_X86_64 LibreOffice_project/30$Build-2</meta:generator>
    <meta:document-statistic meta:table-count="0" meta:image-count="0" meta:object-count="0" meta:page-count="1" meta:paragraph-count="13" meta:word-count="225" meta:character-count="1641" meta:non-whitespace-character-count="1427"/>
  </office:meta>
</office:document-meta>
</file>